
<file path=META-INF/manifest.xml><?xml version="1.0" encoding="utf-8"?>
<ns0:manifest xmlns:ns0="urn:oasis:names:tc:opendocument:xmlns:manifest:1.0" ns0:version="1.3">
  <ns0:file-entry ns0:full-path="/" ns0:version="1.3" ns0:media-type="application/vnd.oasis.opendocument.text"/>
  <ns0:file-entry ns0:full-path="Configurations2/" ns0:media-type="application/vnd.sun.xml.ui.configuration"/>
  <ns0:file-entry ns0:full-path="manifest.rdf" ns0:media-type="application/rdf+xml"/>
  <ns0:file-entry ns0:full-path="meta.xml" ns0:media-type="text/xml"/>
  <ns0:file-entry ns0:full-path="settings.xml" ns0:media-type="text/xml"/>
  <ns0:file-entry ns0:full-path="Thumbnails/thumbnail.png" ns0:media-type="image/png"/>
  <ns0:file-entry ns0:full-path="styles.xml" ns0:media-type="text/xml"/>
  <ns0:file-entry ns0:full-path="content.xml" ns0:media-type="text/xml"/>
</ns0:manifest>
</file>

<file path=content.xml><?xml version="1.0" encoding="utf-8"?>
<office:document-content xmlns:fo="urn:oasis:names:tc:opendocument:xmlns:xsl-fo-compatible:1.0" xmlns:loext="urn:org:documentfoundation:names:experimental:office:xmlns:loext:1.0" xmlns:office="urn:oasis:names:tc:opendocument:xmlns:office:1.0" xmlns:officeooo="http://openoffice.org/2009/office" xmlns:style="urn:oasis:names:tc:opendocument:xmlns:style:1.0" xmlns:svg="urn:oasis:names:tc:opendocument:xmlns:svg-compatible:1.0" xmlns:text="urn:oasis:names:tc:opendocument:xmlns:text:1.0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</office:font-face-decls>
  <office:automatic-styles>
    <style:style style:name="P1" style:family="paragraph" style:parent-style-name="Standard">
      <style:text-properties officeooo:rsid="0010c02d" officeooo:paragraph-rsid="0010c02d"/>
    </style:style>
    <style:style style:name="P2" style:family="paragraph" style:parent-style-name="Standard">
      <style:text-properties officeooo:rsid="0010c02d" officeooo:paragraph-rsid="0010c02d"/>
    </style:style>
    <style:style style:name="P3" style:family="paragraph" style:parent-style-name="Standard">
      <style:text-properties officeooo:rsid="0010c02d" officeooo:paragraph-rsid="000fbc45"/>
    </style:style>
    <style:style style:name="P4" style:family="paragraph" style:parent-style-name="Standard">
      <style:text-properties officeooo:rsid="000fbc45" officeooo:paragraph-rsid="000fbc45"/>
    </style:style>
    <style:style style:name="P5" style:family="paragraph" style:parent-style-name="Standard">
      <style:text-properties fo:font-size="16pt" fo:font-weight="bold" officeooo:rsid="000fbc45" officeooo:paragraph-rsid="000fbc45" style:font-weight-asian="bold" style:font-weight-complex="bold"/>
    </style:style>
    <style:style style:name="P6" style:family="paragraph" style:parent-style-name="Standard">
      <style:text-properties officeooo:rsid="001184c8" officeooo:paragraph-rsid="001184c8"/>
    </style:style>
    <style:style style:name="P7" style:family="paragraph" style:parent-style-name="Standard">
      <style:text-properties officeooo:rsid="001184c8" officeooo:paragraph-rsid="000fbc45"/>
    </style:style>
    <style:style style:name="P8" style:family="paragraph" style:parent-style-name="Standard">
      <style:text-properties fo:font-style="italic" officeooo:rsid="000fbc45" officeooo:paragraph-rsid="000fbc45" style:font-style-asian="italic" style:font-style-complex="italic"/>
    </style:style>
    <style:style style:name="T1" style:family="text">
      <style:text-properties fo:background-color="#b2b2b2" loext:char-shading-value="0"/>
    </style:style>
    <style:style style:name="T2" style:family="text">
      <style:text-properties officeooo:rsid="000fbc45" fo:background-color="#b2b2b2" loext:char-shading-value="0"/>
    </style:style>
    <style:style style:name="T3" style:family="text">
      <style:text-properties officeooo:rsid="000fbc4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background-color="#999999" loext:char-shading-value="0"/>
    </style:style>
    <style:style style:name="T7" style:family="text">
      <style:text-properties officeooo:rsid="000fbc45" fo:background-color="#999999" loext:char-shading-value="0"/>
    </style:style>
    <style:style style:name="T8" style:family="text">
      <style:text-properties officeooo:rsid="000fbc45" fo:background-color="#999999" loext:char-shading-value="0"/>
    </style:style>
    <style:style style:name="T9" style:family="text">
      <style:text-properties fo:background-color="#999999" loext:char-shading-value="0"/>
    </style:style>
    <style:style style:name="T10" style:family="text">
      <style:text-properties officeooo:rsid="000fbc45" fo:background-color="transparent" loext:char-shading-value="0"/>
    </style:style>
    <style:style style:name="T11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MPLATE</text:p>
      <text:p text:style-name="P1"/>
      <text:p text:style-name="P1">1. What do I want to protect?</text:p>
      <text:p text:style-name="P1"/>
      <text:p text:style-name="P1">2. Who do I want to protect it against?</text:p>
      <text:p text:style-name="P1"/>
      <text:p text:style-name="P1">3. How likely is it that I will need to protect it?</text:p>
      <text:p text:style-name="P1"/>
      <text:p text:style-name="P1">4. How bad are the consequences if I fail?</text:p>
      <text:p text:style-name="P1"/>
      <text:p text:style-name="P1">5. How much trouble am I willing to go through to try to prevent potential consequences?</text:p>
      <text:p text:style-name="P1"/>
      <text:p text:style-name="P6">Last modified on <text:span text:style-name="T9">00/00/0000</text:span></text:p>
      <text:p text:style-name="P6"/>
      <text:p text:style-name="P5">EXAMPLE (Journalist who desires to stay anonymous)</text:p>
      <text:p text:style-name="P5"/>
      <text:p text:style-name="P3">1. What do I want to protect?</text:p>
      <text:p text:style-name="P4">I want to protect mainly against my identity being discovered as a journalist, specially the cases in which I’ve worked on.</text:p>
      <text:p text:style-name="P3"/>
      <text:p text:style-name="P3">2. Who do I want to protect it against?</text:p>
      <text:p text:style-name="P4">Mostly against my family and friends because I wouldn’t want them to know that I’m a journalist.</text:p>
      <text:p text:style-name="P3"/>
      <text:p text:style-name="P3">3. How likely is it that I will need to protect it?</text:p>
      <text:p text:style-name="P4">My friends and family are mildly curious <text:span text:style-name="T4">(have little resources) </text:span><text:span text:style-name="T5">and they respect my privacy.</text:span></text:p>
      <text:p text:style-name="P3"/>
      <text:p text:style-name="P3">4. How bad are the consequences if I fail?</text:p>
      <text:p text:style-name="P4"><text:span text:style-name="T5">If my identity were to be breached I would be very ashamed but my life wouldn’t be in danger.</text:span></text:p>
      <text:p text:style-name="P3"/>
      <text:p text:style-name="P3">5. How much trouble am I willing to go through to try to prevent potential consequences?</text:p>
      <text:p text:style-name="P8">(Use information written on the previous questions to answer this one) <text:span text:style-name="T5">I’m willing to sacrifice attribution for my cases and to write and document information under a pseudonym.</text:span></text:p>
      <text:p text:style-name="P8"><text:span text:style-name="T5"/></text:p>
      <text:p text:style-name="P7">Last modified on <text:span text:style-name="T10">01</text:span><text:span text:style-name="T11">/</text:span><text:span text:style-name="T10">12</text:span><text:span text:style-name="T11">/</text:span><text:span text:style-name="T10">2021</text:span></text:p>
    </office:text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Nimbus Roman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Nimbus Roman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linenumbering-configuration text:number-lines="false" text:offset="0.1965in" style:num-format="1" text:number-position="left" text:increment="5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